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1ed" officeooo:paragraph-rsid="001081ed"/>
    </style:style>
    <style:style style:name="P2" style:family="paragraph" style:parent-style-name="Standard">
      <style:text-properties officeooo:rsid="0012651e" officeooo:paragraph-rsid="001081ed"/>
    </style:style>
    <style:style style:name="P3" style:family="paragraph" style:parent-style-name="Standard">
      <style:text-properties officeooo:rsid="0015aecf" officeooo:paragraph-rsid="0015aecf"/>
    </style:style>
    <style:style style:name="P4" style:family="paragraph" style:parent-style-name="Standard">
      <style:text-properties officeooo:rsid="0015aecf" officeooo:paragraph-rsid="00232c4f"/>
    </style:style>
    <style:style style:name="P5" style:family="paragraph" style:parent-style-name="Standard">
      <style:text-properties officeooo:rsid="0015aecf" officeooo:paragraph-rsid="0025baad"/>
    </style:style>
    <style:style style:name="P6" style:family="paragraph" style:parent-style-name="Standard">
      <style:text-properties officeooo:rsid="0020c0bd" officeooo:paragraph-rsid="0020c0bd"/>
    </style:style>
    <style:style style:name="P7" style:family="paragraph" style:parent-style-name="Standard">
      <style:text-properties fo:font-weight="bold" officeooo:rsid="0020c0bd" officeooo:paragraph-rsid="0020c0bd" style:font-weight-asian="bold" style:font-weight-complex="bold"/>
    </style:style>
    <style:style style:name="P8" style:family="paragraph" style:parent-style-name="Standard">
      <style:text-properties fo:font-weight="bold" officeooo:rsid="0020c0bd" officeooo:paragraph-rsid="002204e9" style:font-weight-asian="bold" style:font-weight-complex="bold"/>
    </style:style>
    <style:style style:name="P9" style:family="paragraph" style:parent-style-name="Standard">
      <style:text-properties fo:font-weight="bold" officeooo:rsid="002204e9" officeooo:paragraph-rsid="002204e9" style:font-weight-asian="bold" style:font-weight-complex="bold"/>
    </style:style>
    <style:style style:name="P10" style:family="paragraph" style:parent-style-name="Standard">
      <style:text-properties fo:font-weight="bold" officeooo:rsid="00232c4f" officeooo:paragraph-rsid="00232c4f" style:font-weight-asian="bold" style:font-weight-complex="bold"/>
    </style:style>
    <style:style style:name="P11" style:family="paragraph" style:parent-style-name="Standard">
      <style:text-properties fo:font-weight="bold" officeooo:rsid="00232c4f" officeooo:paragraph-rsid="0023d51d" style:font-weight-asian="bold" style:font-weight-complex="bold"/>
    </style:style>
    <style:style style:name="P12" style:family="paragraph" style:parent-style-name="Standard">
      <style:text-properties fo:font-weight="bold" officeooo:rsid="0025baad" officeooo:paragraph-rsid="0025baad" style:font-weight-asian="bold" style:font-weight-complex="bold"/>
    </style:style>
    <style:style style:name="P13" style:family="paragraph" style:parent-style-name="Standard">
      <style:text-properties fo:font-weight="bold" officeooo:paragraph-rsid="0036b57f" style:font-weight-asian="bold" style:font-weight-complex="bold"/>
    </style:style>
    <style:style style:name="P14" style:family="paragraph" style:parent-style-name="Standard">
      <style:text-properties fo:font-weight="normal" officeooo:rsid="002204e9" officeooo:paragraph-rsid="002204e9" style:font-weight-asian="normal" style:font-weight-complex="normal"/>
    </style:style>
    <style:style style:name="P15" style:family="paragraph" style:parent-style-name="Standard">
      <style:text-properties fo:font-weight="normal" officeooo:rsid="00232c4f" officeooo:paragraph-rsid="00232c4f" style:font-weight-asian="normal" style:font-weight-complex="normal"/>
    </style:style>
    <style:style style:name="P16" style:family="paragraph" style:parent-style-name="Standard">
      <style:text-properties fo:font-weight="normal" officeooo:rsid="00232c4f" officeooo:paragraph-rsid="0023d51d" style:font-weight-asian="normal" style:font-weight-complex="normal"/>
    </style:style>
    <style:style style:name="P17" style:family="paragraph" style:parent-style-name="Standard">
      <style:text-properties fo:color="#000000" fo:font-weight="bold" officeooo:rsid="002204e9" officeooo:paragraph-rsid="002204e9" style:font-weight-asian="bold" style:font-weight-complex="bold"/>
    </style:style>
    <style:style style:name="P18" style:family="paragraph" style:parent-style-name="Standard">
      <style:text-properties fo:color="#000000" fo:font-weight="normal" officeooo:rsid="002204e9" officeooo:paragraph-rsid="002204e9" style:font-weight-asian="normal" style:font-weight-complex="normal"/>
    </style:style>
    <style:style style:name="P19" style:family="paragraph" style:parent-style-name="Standard">
      <style:text-properties fo:color="#000000" fo:font-weight="normal" officeooo:rsid="002204e9" officeooo:paragraph-rsid="002204e9" fo:background-color="#00aaad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officeooo:rsid="0015aecf" officeooo:paragraph-rsid="0015aecf"/>
    </style:style>
    <style:style style:name="P21" style:family="paragraph" style:parent-style-name="Standard">
      <style:text-properties officeooo:rsid="0023d51d" officeooo:paragraph-rsid="0023d51d"/>
    </style:style>
    <style:style style:name="P22" style:family="paragraph" style:parent-style-name="Standard">
      <style:text-properties officeooo:rsid="0023d51d" officeooo:paragraph-rsid="0023d51d" fo:background-color="#ef413d"/>
    </style:style>
    <style:style style:name="P23" style:family="paragraph" style:parent-style-name="Standard">
      <style:text-properties officeooo:rsid="0025baad" officeooo:paragraph-rsid="0025baad"/>
    </style:style>
    <style:style style:name="P24" style:family="paragraph" style:parent-style-name="Standard">
      <style:text-properties officeooo:rsid="0025baad" officeooo:paragraph-rsid="0033df4b"/>
    </style:style>
    <style:style style:name="P25" style:family="paragraph" style:parent-style-name="Standard">
      <style:text-properties officeooo:rsid="0025baad" officeooo:paragraph-rsid="003577f6"/>
    </style:style>
    <style:style style:name="P26" style:family="paragraph" style:parent-style-name="Standard">
      <style:text-properties officeooo:rsid="0025baad" officeooo:paragraph-rsid="0036b57f"/>
    </style:style>
    <style:style style:name="P27" style:family="paragraph" style:parent-style-name="Standard">
      <style:text-properties officeooo:rsid="002b204c" officeooo:paragraph-rsid="002c229a"/>
    </style:style>
    <style:style style:name="P28" style:family="paragraph" style:parent-style-name="Standard">
      <style:text-properties officeooo:rsid="002b204c" officeooo:paragraph-rsid="0029ad4e"/>
    </style:style>
    <style:style style:name="P29" style:family="paragraph" style:parent-style-name="Standard">
      <style:text-properties officeooo:rsid="002b204c" officeooo:paragraph-rsid="0033df4b"/>
    </style:style>
    <style:style style:name="P30" style:family="paragraph" style:parent-style-name="Standard">
      <style:text-properties officeooo:rsid="002b204c" officeooo:paragraph-rsid="003577f6"/>
    </style:style>
    <style:style style:name="P31" style:family="paragraph" style:parent-style-name="Standard">
      <style:text-properties officeooo:rsid="0033a109" officeooo:paragraph-rsid="0033a109"/>
    </style:style>
    <style:style style:name="P32" style:family="paragraph" style:parent-style-name="Standard">
      <style:text-properties officeooo:rsid="0033a109" officeooo:paragraph-rsid="0033df4b"/>
    </style:style>
    <style:style style:name="P33" style:family="paragraph" style:parent-style-name="Standard">
      <style:text-properties fo:font-size="13pt" fo:font-weight="bold" officeooo:rsid="00283c1c" officeooo:paragraph-rsid="0033df4b" style:font-size-asian="13pt" style:font-weight-asian="bold" style:font-size-complex="13pt" style:font-weight-complex="bold"/>
    </style:style>
    <style:style style:name="P34" style:family="paragraph" style:parent-style-name="Standard">
      <style:text-properties fo:font-size="13pt" fo:font-weight="normal" officeooo:rsid="002b204c" officeooo:paragraph-rsid="0033df4b" style:font-size-asian="13pt" style:font-weight-asian="normal" style:font-size-complex="13pt" style:font-weight-complex="normal"/>
    </style:style>
    <style:style style:name="P35" style:family="paragraph" style:parent-style-name="Standard">
      <style:text-properties officeooo:rsid="003577f6" officeooo:paragraph-rsid="003577f6"/>
    </style:style>
    <style:style style:name="P36" style:family="paragraph" style:parent-style-name="Standard">
      <style:text-properties officeooo:rsid="0036b57f" officeooo:paragraph-rsid="0036b57f"/>
    </style:style>
    <style:style style:name="P37" style:family="paragraph" style:parent-style-name="Standard">
      <style:text-properties fo:font-size="14pt" fo:font-weight="bold" officeooo:rsid="0039c645" officeooo:paragraph-rsid="0039c645" style:font-size-asian="14pt" style:font-weight-asian="bold" style:font-size-complex="14pt" style:font-weight-complex="bold"/>
    </style:style>
    <style:style style:name="P38" style:family="paragraph" style:parent-style-name="Standard">
      <style:text-properties officeooo:rsid="00381618" officeooo:paragraph-rsid="00381618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color="#000000" fo:font-size="10pt" fo:font-weight="normal" officeooo:rsid="002204e9" officeooo:paragraph-rsid="002204e9" fo:background-color="#00aaad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font-weight="normal" officeooo:rsid="0025baad" officeooo:paragraph-rsid="0025baad" style:font-weight-asian="normal" style:font-weight-complex="normal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officeooo:rsid="0025baad" officeooo:paragraph-rsid="0025baad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font-size="14pt" fo:font-weight="bold" officeooo:rsid="0033a109" officeooo:paragraph-rsid="0033a109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000000" fo:font-size="10pt" fo:font-weight="normal" officeooo:rsid="00232c4f" officeooo:paragraph-rsid="00232c4f" fo:background-color="#00aaad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000000" fo:font-size="10pt" fo:font-weight="normal" officeooo:rsid="00232c4f" officeooo:paragraph-rsid="00232c4f" fo:background-color="#ffe5ca" style:font-size-asian="10pt" style:font-weight-asian="normal" style:font-size-complex="10pt" style:font-weight-complex="normal"/>
    </style:style>
    <style:style style:name="P45" style:family="paragraph" style:parent-style-name="Estilo4" style:list-style-name="WWNum13">
      <style:text-properties officeooo:rsid="0025baad" officeooo:paragraph-rsid="0025baad"/>
    </style:style>
    <style:style style:name="P46" style:family="paragraph" style:parent-style-name="Standard" style:list-style-name="L3">
      <style:text-properties officeooo:rsid="0033a109" officeooo:paragraph-rsid="0033a109"/>
    </style:style>
    <style:style style:name="P47" style:family="paragraph" style:parent-style-name="Standard">
      <style:text-properties officeooo:rsid="0033a109" officeooo:paragraph-rsid="0033a109"/>
    </style:style>
    <style:style style:name="P48" style:family="paragraph" style:parent-style-name="Standard">
      <style:text-properties officeooo:rsid="0033a109" officeooo:paragraph-rsid="0033df4b"/>
    </style:style>
    <style:style style:name="P49" style:family="paragraph" style:parent-style-name="Standard" style:list-style-name="L4">
      <style:text-properties officeooo:rsid="002b204c" officeooo:paragraph-rsid="0033a109"/>
    </style:style>
    <style:style style:name="P50" style:family="paragraph" style:parent-style-name="Standard" style:list-style-name="L5">
      <style:text-properties officeooo:rsid="002b204c" officeooo:paragraph-rsid="003577f6"/>
    </style:style>
    <style:style style:name="P51" style:family="paragraph" style:parent-style-name="Standard">
      <style:text-properties officeooo:rsid="002b204c" officeooo:paragraph-rsid="0036b57f"/>
    </style:style>
    <style:style style:name="P52" style:family="paragraph" style:parent-style-name="Standard">
      <style:text-properties officeooo:rsid="002b204c" officeooo:paragraph-rsid="0033a109"/>
    </style:style>
    <style:style style:name="P53" style:family="paragraph" style:parent-style-name="Standard">
      <style:text-properties fo:font-size="14pt" fo:font-weight="bold" officeooo:rsid="003577f6" officeooo:paragraph-rsid="003577f6" style:font-size-asian="14pt" style:font-weight-asian="bold" style:font-size-complex="14pt" style:font-weight-complex="bold"/>
    </style:style>
    <style:style style:name="P54" style:family="paragraph" style:parent-style-name="Standard" style:list-style-name="L6">
      <style:text-properties officeooo:rsid="0036b57f" officeooo:paragraph-rsid="0036b57f"/>
    </style:style>
    <style:style style:name="P55" style:family="paragraph" style:parent-style-name="Standard" style:list-style-name="L7">
      <style:text-properties officeooo:rsid="003577f6" officeooo:paragraph-rsid="0036b57f"/>
    </style:style>
    <style:style style:name="P56" style:family="paragraph" style:parent-style-name="Standard">
      <style:text-properties officeooo:rsid="003577f6" officeooo:paragraph-rsid="0036b57f"/>
    </style:style>
    <style:style style:name="P57" style:family="paragraph" style:parent-style-name="Standard" style:list-style-name="L8">
      <style:text-properties officeooo:rsid="00381618" officeooo:paragraph-rsid="00381618"/>
    </style:style>
    <style:style style:name="P58" style:family="paragraph" style:parent-style-name="Standard" style:list-style-name="L9">
      <style:text-properties officeooo:rsid="00381618" officeooo:paragraph-rsid="00381618"/>
    </style:style>
    <style:style style:name="P59" style:family="paragraph" style:parent-style-name="Standard">
      <style:text-properties officeooo:rsid="0020c0bd" officeooo:paragraph-rsid="0015aecf"/>
    </style:style>
    <style:style style:name="P60" style:family="paragraph" style:parent-style-name="Standard">
      <style:text-properties officeooo:rsid="0020c0bd" officeooo:paragraph-rsid="003e05ad"/>
    </style:style>
    <style:style style:name="P61" style:family="paragraph" style:parent-style-name="Standard">
      <style:text-properties officeooo:rsid="00291e3b" officeooo:paragraph-rsid="003e05ad"/>
    </style:style>
    <style:style style:name="P62" style:family="paragraph" style:parent-style-name="Standard">
      <style:text-properties fo:font-style="italic" fo:font-weight="bold" officeooo:rsid="0020c0bd" officeooo:paragraph-rsid="003e05ad" style:font-style-asian="italic" style:font-weight-asian="bold" style:font-style-complex="italic" style:font-weight-complex="bold"/>
    </style:style>
    <style:style style:name="P63" style:family="paragraph" style:parent-style-name="Standard">
      <style:text-properties officeooo:rsid="00215cda" officeooo:paragraph-rsid="003e05ad"/>
    </style:style>
    <style:style style:name="P64" style:family="paragraph" style:parent-style-name="Standard">
      <style:text-properties officeooo:rsid="0022febc" officeooo:paragraph-rsid="003e05ad"/>
    </style:style>
    <style:style style:name="P65" style:family="paragraph" style:parent-style-name="Standard">
      <style:text-properties officeooo:rsid="0015aecf" officeooo:paragraph-rsid="0015aecf"/>
    </style:style>
    <style:style style:name="P66" style:family="paragraph" style:parent-style-name="Standard">
      <style:text-properties officeooo:rsid="0015aecf" officeooo:paragraph-rsid="003e05ad"/>
    </style:style>
    <style:style style:name="P67" style:family="paragraph" style:parent-style-name="Standard">
      <style:text-properties officeooo:rsid="0015aecf" officeooo:paragraph-rsid="0025baad"/>
    </style:style>
    <style:style style:name="P68" style:family="paragraph" style:parent-style-name="Standard">
      <style:text-properties officeooo:rsid="0023d51d" officeooo:paragraph-rsid="003e05ad"/>
    </style:style>
    <style:style style:name="P69" style:family="paragraph" style:parent-style-name="Standard">
      <style:text-properties officeooo:rsid="00213f05" officeooo:paragraph-rsid="003e05ad"/>
    </style:style>
    <style:style style:name="P70" style:family="paragraph" style:parent-style-name="Standard">
      <style:text-properties fo:font-weight="normal" officeooo:rsid="0023d51d" officeooo:paragraph-rsid="003e05ad" style:font-weight-asian="normal" style:font-weight-complex="normal"/>
    </style:style>
    <style:style style:name="P71" style:family="paragraph" style:parent-style-name="Standard">
      <style:text-properties fo:font-weight="normal" officeooo:rsid="00291e3b" officeooo:paragraph-rsid="003e05ad" style:font-weight-asian="normal" style:font-weight-complex="normal"/>
    </style:style>
    <style:style style:name="P72" style:family="paragraph" style:parent-style-name="Standard">
      <style:text-properties fo:font-weight="normal" officeooo:rsid="003e05ad" officeooo:paragraph-rsid="003e05ad" style:font-weight-asian="normal" style:font-weight-complex="normal"/>
    </style:style>
    <style:style style:name="P73" style:family="paragraph" style:parent-style-name="Standard">
      <style:text-properties style:text-underline-style="none" officeooo:rsid="00291e3b" officeooo:paragraph-rsid="003e05ad"/>
    </style:style>
    <style:style style:name="P74" style:family="paragraph" style:parent-style-name="Standard">
      <style:text-properties officeooo:rsid="003e05ad" officeooo:paragraph-rsid="003e05ad"/>
    </style:style>
    <style:style style:name="P75" style:family="paragraph" style:parent-style-name="Standard">
      <style:text-properties officeooo:rsid="003e05ad" officeooo:paragraph-rsid="003e267b"/>
    </style:style>
    <style:style style:name="P76" style:family="paragraph" style:parent-style-name="Standard">
      <style:text-properties officeooo:rsid="003e05ad" officeooo:paragraph-rsid="0040b6e6"/>
    </style:style>
    <style:style style:name="P77" style:family="paragraph" style:parent-style-name="Standard">
      <style:text-properties fo:font-weight="bold" officeooo:rsid="003e05ad" officeooo:paragraph-rsid="003e05ad" style:font-weight-asian="bold" style:font-weight-complex="bold"/>
    </style:style>
    <style:style style:name="P78" style:family="paragraph" style:parent-style-name="Standard">
      <style:text-properties fo:font-weight="bold" officeooo:rsid="003e05ad" officeooo:paragraph-rsid="003e267b" style:font-weight-asian="bold" style:font-weight-complex="bold"/>
    </style:style>
    <style:style style:name="P79" style:family="paragraph" style:parent-style-name="Standard">
      <style:text-properties fo:font-weight="bold" officeooo:rsid="003f8c21" officeooo:paragraph-rsid="003f8c21" style:font-weight-asian="bold" style:font-weight-complex="bold"/>
    </style:style>
    <style:style style:name="P80" style:family="paragraph" style:parent-style-name="Standard">
      <style:text-properties officeooo:rsid="00283c1c" officeooo:paragraph-rsid="0029ad4e"/>
    </style:style>
    <style:style style:name="P81" style:family="paragraph" style:parent-style-name="Standard">
      <style:text-properties officeooo:rsid="00299e99" officeooo:paragraph-rsid="003e05ad"/>
    </style:style>
    <style:style style:name="P82" style:family="paragraph" style:parent-style-name="Standard">
      <style:text-properties officeooo:rsid="00299e99" officeooo:paragraph-rsid="003f8c21"/>
    </style:style>
    <style:style style:name="P83" style:family="paragraph" style:parent-style-name="Standard">
      <style:text-properties officeooo:rsid="003e267b" officeooo:paragraph-rsid="003e267b"/>
    </style:style>
    <style:style style:name="P84" style:family="paragraph" style:parent-style-name="Standard">
      <style:text-properties officeooo:rsid="003f8c21" officeooo:paragraph-rsid="003f8c21"/>
    </style:style>
    <style:style style:name="P85" style:family="paragraph" style:parent-style-name="Standard">
      <style:text-properties officeooo:rsid="0040b6e6" officeooo:paragraph-rsid="0040b6e6"/>
    </style:style>
    <style:style style:name="P86" style:family="paragraph" style:parent-style-name="Standard">
      <style:text-properties officeooo:rsid="002dd0aa" officeooo:paragraph-rsid="002dd0aa"/>
    </style:style>
    <style:style style:name="P87" style:family="paragraph" style:parent-style-name="Standard">
      <style:paragraph-properties fo:margin-left="1.251cm" fo:margin-right="0cm" fo:text-indent="0cm" style:auto-text-indent="false"/>
      <style:text-properties officeooo:rsid="0025baad" officeooo:paragraph-rsid="0025baad"/>
    </style:style>
    <style:style style:name="P88" style:family="paragraph" style:parent-style-name="Standard">
      <style:paragraph-properties fo:margin-left="0cm" fo:margin-right="0cm" fo:text-indent="0cm" style:auto-text-indent="false"/>
      <style:text-properties officeooo:rsid="002b2d1b" officeooo:paragraph-rsid="003e05ad"/>
    </style:style>
    <style:style style:name="P89" style:family="paragraph" style:parent-style-name="Standard">
      <style:paragraph-properties fo:margin-left="0cm" fo:margin-right="0cm" fo:text-indent="0cm" style:auto-text-indent="false"/>
      <style:text-properties officeooo:rsid="00291e3b" officeooo:paragraph-rsid="003e05ad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91e3b" officeooo:paragraph-rsid="003e05ad"/>
    </style:style>
    <style:style style:name="T1" style:family="text">
      <style:text-properties officeooo:rsid="0020c0bd"/>
    </style:style>
    <style:style style:name="T2" style:family="text">
      <style:text-properties fo:color="#21409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e05ad" style:font-weight-asian="normal" style:font-weight-complex="normal"/>
    </style:style>
    <style:style style:name="T5" style:family="text">
      <style:text-properties officeooo:rsid="0023d51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c0bd" style:font-weight-asian="bold" style:font-weight-complex="bold"/>
    </style:style>
    <style:style style:name="T8" style:family="text">
      <style:text-properties fo:font-weight="bold" officeooo:rsid="00381618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5baad"/>
    </style:style>
    <style:style style:name="T11" style:family="text">
      <style:text-properties officeooo:rsid="00271bf2"/>
    </style:style>
    <style:style style:name="T12" style:family="text">
      <style:text-properties officeooo:rsid="0029ad4e"/>
    </style:style>
    <style:style style:name="T13" style:family="text">
      <style:text-properties officeooo:rsid="002dd0aa"/>
    </style:style>
    <style:style style:name="T14" style:family="text">
      <style:text-properties officeooo:rsid="0034b11a"/>
    </style:style>
    <style:style style:name="T15" style:family="text">
      <style:text-properties officeooo:rsid="003577f6"/>
    </style:style>
    <style:style style:name="T16" style:family="text">
      <style:text-properties officeooo:rsid="0036b57f"/>
    </style:style>
    <style:style style:name="T17" style:family="text">
      <style:text-properties officeooo:rsid="0038088b"/>
    </style:style>
    <style:style style:name="T18" style:family="text">
      <style:text-properties officeooo:rsid="00381618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officeooo:rsid="0022febc"/>
    </style:style>
    <style:style style:name="T21" style:family="text">
      <style:text-properties officeooo:rsid="00215cda"/>
    </style:style>
    <style:style style:name="T22" style:family="text">
      <style:text-properties style:text-underline-style="none" officeooo:rsid="00291e3b"/>
    </style:style>
    <style:style style:name="T23" style:family="text">
      <style:text-properties officeooo:rsid="003e05ad"/>
    </style:style>
    <style:style style:name="T24" style:family="text">
      <style:text-properties fo:color="#800000"/>
    </style:style>
    <style:style style:name="T25" style:family="text">
      <style:text-properties fo:color="#800000" fo:font-weight="bold" style:font-weight-asian="bold" style:font-weight-complex="bold"/>
    </style:style>
    <style:style style:name="T26" style:family="text">
      <style:text-properties officeooo:rsid="003e26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Índice generado <text:s/><text:span text:style-name="T1">(Es un indice de prueba, puede cambiar)</text:span></text:p>
      <text:p text:style-name="P1"/>
      <text:p text:style-name="P6">curl -XPOST "https://0f015a81ee05196b255efee81a128f42.us-east-1.aws.found.io:9243/trazabilidad_cliente/renovaciones" -H 'Content-Type: application/json' -d'</text:p>
      <text:p text:style-name="P6">{</text:p>
      <text:p text:style-name="P6">"etapa_cliente":"Sin Gestion",</text:p>
      <text:p text:style-name="P6">"estatus_cliente":"prospecto",</text:p>
      <text:p text:style-name="P6">"subetapa_cliente":"Sin Gestion",</text:p>
      <text:p text:style-name="P6">"macroproceso_cliente":"Promocion",</text:p>
      <text:p text:style-name="P6">"pantalla_cliente":"Pre Gestion",</text:p>
      <text:p text:style-name="P6">"folio_BPM":1,</text:p>
      <text:p text:style-name="P6">"folio_movilidad":1,</text:p>
      <text:p text:style-name="P6">"numero_solicitud":1,</text:p>
      <text:p text:style-name="P6">"numeroContrato":123123,</text:p>
      <text:p text:style-name="P6">"id_cliente":2237,</text:p>
      <text:p text:style-name="P6">"id_prospeccion":789,</text:p>
      <text:p text:style-name="P6">"fecha_cambio_estatus":"2018-05-03T13:42:20.760",</text:p>
      <text:p text:style-name="P6">"seguimientoCartera":"SeguimientoCartera",</text:p>
      <text:p text:style-name="P6">"estatus_seguimientoCartera":"Activo",</text:p>
      <text:p text:style-name="P6">"SAP_estatus_cliente":"Activo",</text:p>
      <text:p text:style-name="P6">"SAP_subestatus_cliente":"aprobado"</text:p>
      <text:p text:style-name="P6">}'</text:p>
      <text:p text:style-name="P6"/>
      <text:p text:style-name="P6"/>
      <text:p text:style-name="P7">Etructura</text:p>
      <text:p text:style-name="P6"/>
      <text:p text:style-name="P6">"mappings": {</text:p>
      <text:p text:style-name="P6"><text:s text:c="6"/>"renovaciones": {</text:p>
      <text:p text:style-name="P6"><text:s text:c="8"/>"properties": {</text:p>
      <text:p text:style-name="P6"><text:s text:c="10"/>"SAP_estatus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SAP_subestatus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estatus_cliente": {</text:p>
      <text:p text:style-name="P6"><text:s text:c="12"/>"type": "text",</text:p>
      <text:p text:style-name="P6"><text:soft-page-break/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estatus_seguimientoCartera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etapa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fecha_cambio_estatus": {</text:p>
      <text:p text:style-name="P6"><text:s text:c="12"/>"type": "date"</text:p>
      <text:p text:style-name="P6"><text:s text:c="10"/>},</text:p>
      <text:p text:style-name="P6"><text:s text:c="10"/>"folio_BPM": {</text:p>
      <text:p text:style-name="P6"><text:s text:c="12"/>"type": "long"</text:p>
      <text:p text:style-name="P6"><text:s text:c="10"/>},</text:p>
      <text:p text:style-name="P6"><text:s text:c="10"/>"folio_movilidad": {</text:p>
      <text:p text:style-name="P6"><text:s text:c="12"/>"type": "long"</text:p>
      <text:p text:style-name="P6"><text:s text:c="10"/>},</text:p>
      <text:p text:style-name="P6"><text:s text:c="10"/>"id_cliente": {</text:p>
      <text:p text:style-name="P6"><text:s text:c="12"/>"type": "long"</text:p>
      <text:p text:style-name="P6"><text:s text:c="10"/>},</text:p>
      <text:p text:style-name="P6"><text:s text:c="10"/>"id_prospeccion": {</text:p>
      <text:p text:style-name="P6"><text:s text:c="12"/>"type": "long"</text:p>
      <text:p text:style-name="P6"><text:s text:c="10"/>},</text:p>
      <text:p text:style-name="P6"><text:s text:c="10"/>"macroproceso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oft-page-break/><text:s text:c="10"/>"numeroContrato": {</text:p>
      <text:p text:style-name="P6"><text:s text:c="12"/>"type": "long"</text:p>
      <text:p text:style-name="P6"><text:s text:c="10"/>},</text:p>
      <text:p text:style-name="P6"><text:s text:c="10"/>"numero_solicitud": {</text:p>
      <text:p text:style-name="P6"><text:s text:c="12"/>"type": "long"</text:p>
      <text:p text:style-name="P6"><text:s text:c="10"/>},</text:p>
      <text:p text:style-name="P6"><text:s text:c="10"/>"pantalla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seguimientoCartera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subetapa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</text:p>
      <text:p text:style-name="P6"><text:s text:c="8"/>}</text:p>
      <text:p text:style-name="P6"><text:s text:c="6"/>}</text:p>
      <text:p text:style-name="P6"><text:s text:c="4"/>}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Historia 18: Datos generales del prospecto en todas las pantallas.</text:p>
      <text:p text:style-name="P14"><text:s/>Objetivo: En todas las pantallas se debe mostrar los datos generales del prospecto de forma fija para continuar validando la información.</text:p>
      <text:p text:style-name="P7"/>
      <text:p text:style-name="P9">Entrada: <text:span text:style-name="T2">id_cliente, id_campania</text:span></text:p>
      <text:p text:style-name="P17">Salida: <text:s/></text:p>
      <text:p text:style-name="P18">id_cliente --- número de prospecto</text:p>
      <text:p text:style-name="P19">NOMBRE COMPLETO</text:p>
      <text:p text:style-name="P39">SAP_nombre_cliente_1 --- primero nombre</text:p>
      <text:p text:style-name="P39">SAP_nombre_cliente_2 --- segundo nombre</text:p>
      <text:p text:style-name="P39">SAP_apellidoPaterno_cliente --- apellido paterno</text:p>
      <text:p text:style-name="P39">SAP_apellidoMaterno_cliente --- apellido materno</text:p>
      <text:p text:style-name="P43">subProductoOferta --- subproducto a ofertar</text:p>
      <text:p text:style-name="P44">etapa_cliente --- Etapa </text:p>
      <text:p text:style-name="P44">estatus_cliente --- Cliente</text:p>
      <text:p text:style-name="P44"/>
      <text:p text:style-name="P44"/>
      <text:p text:style-name="P43">índice renovacionestopup/prospeccion</text:p>
      <text:p text:style-name="P44">índice trazabilidad</text:p>
      <text:p text:style-name="P59"><text:span text:style-name="T19"/></text:p>
      <text:p text:style-name="P62">Datos de trazabilidad</text:p>
      <text:p text:style-name="P60"/>
      <text:p text:style-name="P63">curl --user epvazquez:12345Nmp <text:span text:style-name="T20">-XPOST "https://0f015a81ee05196b255efee81a128f42.us-east-1.aws.found.io:9243/trazabilidad_cliente/_search/template?&amp;pretty" -H 'Content-Type: application/json' -d'</text:span></text:p>
      <text:p text:style-name="P64">{</text:p>
      <text:p text:style-name="P64"><text:s text:c="2"/>"id": "H18_Datos_trazabilidad",</text:p>
      <text:p text:style-name="P64"><text:s text:c="2"/>"params" : {</text:p>
      <text:p text:style-name="P64"><text:s text:c="7"/>"id_Cliente" : 2243,</text:p>
      <text:p text:style-name="P64"><text:s text:c="7"/>"id_campania":"12082017_TCC"</text:p>
      <text:p text:style-name="P64"><text:s text:c="3"/>}</text:p>
      <text:p text:style-name="P64">}'</text:p>
      <text:p text:style-name="P63"/>
      <text:p text:style-name="P63"/>
      <text:p text:style-name="P62">Datos cliente</text:p>
      <text:p text:style-name="P60"/>
      <text:p text:style-name="P61">curl <text:span text:style-name="T21">--user epvazquez:12345Nmp </text:span>-XPOST "https://0f015a81ee05196b255efee81a128f42.us-east-1.aws.found.io:9243/renovacionestopup/_search/template" -H 'Content-Type: application/json' -d'</text:p>
      <text:p text:style-name="P61">{</text:p>
      <text:p text:style-name="P61"><text:s text:c="2"/>"id":"H18_DatosProspecto",</text:p>
      <text:p text:style-name="P61"><text:s text:c="2"/>"params" : {</text:p>
      <text:p text:style-name="P61"><text:s text:c="7"/>"id_Cliente" : 1802091011,</text:p>
      <text:p text:style-name="P61"><text:s text:c="7"/>"id_campania":"180502_9_TP_CC"</text:p>
      <text:p text:style-name="P61"><text:s text:c="3"/>}</text:p>
      <text:p text:style-name="P61"><text:span text:style-name="T19">}'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Historia 19: Linea del tiempo de los prospectos</text:p>
      <text:p text:style-name="P10">Objetivo : <text:span text:style-name="T3">Consultar la línea de tiempo en la cual se encuentra el proceso del prospecto para identificar los pasos siguientes del crédito. </text:span></text:p>
      <text:p text:style-name="P15"/>
      <text:p text:style-name="P15">Entrada: id_cliente, id_campania</text:p>
      <text:p text:style-name="P15">Salida: macroproceso_cliente, subetapa_cliente, pantalla_cliente, id_cliente id_campania</text:p>
      <text:p text:style-name="P4"/>
      <text:p text:style-name="P61">curl --user epvazquez:12345Nmp -XPOST "https://0f015a81ee05196b255efee81a128f42.us-east-1.aws.found.io:9243/trazabilidad_cliente/_search/template?&amp;pretty" -H 'Content-Type: application/json' -d'</text:p>
      <text:p text:style-name="P61">{</text:p>
      <text:p text:style-name="P61"><text:s text:c="2"/>"id": "H19_LineaTiempoProspectos",</text:p>
      <text:p text:style-name="P61"><text:s text:c="2"/>"params": {</text:p>
      <text:p text:style-name="P61"><text:s text:c="4"/>"id_Cliente": 2243,</text:p>
      <text:p text:style-name="P61"><text:s text:c="4"/>"id_campania": "12082017_TCC"</text:p>
      <text:p text:style-name="P61"><text:s text:c="2"/>}</text:p>
      <text:p text:style-name="P61">}'</text:p>
      <text:p text:style-name="P20"/>
      <text:p text:style-name="P22"><text:span text:style-name="T9">Actualizar.</text:span><text:span text:style-name="T7">Linea del tiempo de los prospectos </text:span><text:span text:style-name="T8">( índice de trazabilidad)</text:span></text:p>
      <text:p text:style-name="P11">Objetivo : <text:span text:style-name="T5">actualizar </text:span><text:span text:style-name="T3">la línea de tiempo en la cual se encuentra el proceso del prospecto para identificar los pasos siguientes del crédito. </text:span></text:p>
      <text:p text:style-name="P16"/>
      <text:p text:style-name="P70">Actuliazación de siguientes campos con respecto al id_cliente Y id_campania</text:p>
      <text:p text:style-name="P70"/>
      <text:p text:style-name="P71">Para actualizar se deben seguir los siguientes pasos:</text:p>
      <text:p text:style-name="P71"/>
      <text:p text:style-name="P71">1. Obtener el _id del documento que se desea actualizar mediante el uso de las variables “id_cliente” y “id_campania”</text:p>
      <text:p text:style-name="P69"/>
      <text:p text:style-name="P61">curl --user epvazquez:12345Nmp -XPOST "https://0f015a81ee05196b255efee81a128f42.us-east-1.aws.found.io:9243/trazabilidad_cliente/_search/template?&amp;pretty" -H 'Content-Type: application/json' -d'</text:p>
      <text:p text:style-name="P61">{</text:p>
      <text:p text:style-name="P61"><text:s text:c="2"/>"id":"H19_obtener_IDs_trazabilidad",</text:p>
      <text:p text:style-name="P61"><text:s text:c="2"/>"params": {</text:p>
      <text:p text:style-name="P61"><text:s text:c="4"/>"id_cliente": 2243,</text:p>
      <text:p text:style-name="P61"><text:s text:c="4"/>"id_campania": "12082017_TCC"</text:p>
      <text:p text:style-name="P61"><text:s text:c="2"/>}</text:p>
      <text:p text:style-name="P61">}'</text:p>
      <text:p text:style-name="P61"/>
      <text:p text:style-name="P61">2. Una vez obtenido el _id del docuento se enviara la siguiente petición para realizar la actualización, editar el _id por el obtenido en el request anterior.</text:p>
      <text:p text:style-name="P61"/>
      <text:p text:style-name="P61">curl <text:s/>--user epvazquez:12345Nmp <text:s/>-XPOST "https://0f015a81ee05196b255efee81a128f42.us-east-1.aws.found.io:9243/trazabilidad_cliente/renovaciones/AWNLYh2DF_O_ig9TvmOl/_update?pretty" -H 'Content-Type: application/json' -d'</text:p>
      <text:p text:style-name="P61">{</text:p>
      <text:p text:style-name="P61"><text:s text:c="2"/>"doc": {</text:p>
      <text:p text:style-name="P61"><text:soft-page-break/><text:s text:c="12"/>"macroproceso_cliente":"value1",</text:p>
      <text:p text:style-name="P61"><text:s text:c="12"/>"subetapa_cliente":"value2",</text:p>
      <text:p text:style-name="P61"><text:s text:c="12"/>"pantalla_cliente":"value3",</text:p>
      <text:p text:style-name="P61"><text:s text:c="12"/>"nombre_lista_marketing": "value3",</text:p>
      <text:p text:style-name="P61"><text:s text:c="12"/>"fecha_cambio_estatus":"2017-05-03T13:42:20.760",</text:p>
      <text:p text:style-name="P61"><text:s text:c="12"/>"estatus_cliente":"prospecto"</text:p>
      <text:p text:style-name="P61"><text:s text:c="3"/>}</text:p>
      <text:p text:style-name="P61">}'</text:p>
      <text:p text:style-name="P69"/>
      <text:p text:style-name="P22"><text:span text:style-name="T6">Historia 20</text:span>.<text:bookmark-start text:name="_Toc512265220"/>Listado de teléfonos del prospecto.<text:bookmark-end text:name="_Toc512265220"/> <text:span text:style-name="T18">(índice de prospección)</text:span></text:p>
      <text:p text:style-name="P21">Objetivo: <text:s/>Visualizar todos los teléfonos que existan en SAP y el teléfono que regresa TP con sus respectivas etiquetas de teléfono y de contacto que <text:s/>tenga asociado el prospecto para poder localizarlo.</text:p>
      <text:p text:style-name="P21"/>
      <text:p text:style-name="P37">Consulta </text:p>
      <text:p text:style-name="P23">Entrada: id_cliente, id_campania </text:p>
      <text:p text:style-name="P23">Salida: Se entregarán los siguientes campos </text:p>
      <text:p text:style-name="P23"/>
      <text:p text:style-name="P23"/>
      <text:p text:style-name="P23"><text:s text:c="2"/>SAP_telefono_1</text:p>
      <text:p text:style-name="P23"><text:s text:c="2"/>SAP_telefono_2</text:p>
      <text:p text:style-name="P23"/>
      <text:p text:style-name="P68"><text:s/><text:span text:style-name="T22">curl --user epvazquez:12345Nmp -XPOST "https://0f015a81ee05196b255efee81a128f42.us-east-1.aws.found.io:9243/renovacionestopup/_search/template?&amp;pretty" -H 'Content-Type: application/json' -d'</text:span></text:p>
      <text:p text:style-name="P73">{</text:p>
      <text:p text:style-name="P73"><text:s text:c="2"/>"id":"H20_ObtenerTelefonos_SAP",</text:p>
      <text:p text:style-name="P73"><text:s text:c="2"/>"params" : {</text:p>
      <text:p text:style-name="P73"><text:s text:c="7"/>"id_Cliente": 1802091011,</text:p>
      <text:p text:style-name="P73"><text:s text:c="7"/>"id_campania": "180502_9_TP_CC"</text:p>
      <text:p text:style-name="P73"><text:s text:c="3"/>}</text:p>
      <text:p text:style-name="P73">}'</text:p>
      <text:p text:style-name="P66"/>
      <text:p text:style-name="P66"/>
      <text:p text:style-name="P12">Historia 21. Crear nuevo teléfono</text:p>
      <text:p text:style-name="P5"><text:span text:style-name="T10">Objetivo: Guargar </text:span><text:s/>nuevo teléfono del prospecto para etiquetarlo en el listado de teléfonos.</text:p>
      <text:p text:style-name="P5"/>
      <text:p text:style-name="P23">Entrada: id_cliente, id_campania</text:p>
      <text:p text:style-name="P23">Actualizar siguientes campos:</text:p>
      <text:p text:style-name="P40">generadoUsuario_tipo_telefono</text:p>
      <text:p text:style-name="P41">generadoUsuario_lada_telefono</text:p>
      <text:p text:style-name="P41">generadoUsuario_telefono</text:p>
      <text:p text:style-name="P41">generadoUsuario_fecha_creacion_telefono</text:p>
      <text:p text:style-name="P41"/>
      <text:p text:style-name="P89">Obtener el ID que se desea actualizar</text:p>
      <text:p text:style-name="P89"/>
      <text:p text:style-name="P89">curl -XPOST "https://0f015a81ee05196b255efee81a128f42.us-east-1.aws.found.io:9243/renovacionestopup/_search/template" -H 'Content-Type: application/json' -d'</text:p>
      <text:p text:style-name="P89">{</text:p>
      <text:p text:style-name="P89"><text:s text:c="2"/>"id": "H21_IDs_nuevoTelefonos",</text:p>
      <text:p text:style-name="P89"><text:soft-page-break/><text:s text:c="2"/>"params": {</text:p>
      <text:p text:style-name="P89"><text:s text:c="4"/>"idcliente": 2796334,</text:p>
      <text:p text:style-name="P89"><text:s text:c="4"/>"idcampania": "180502_9_TP_CC"</text:p>
      <text:p text:style-name="P89"><text:s text:c="2"/>}</text:p>
      <text:p text:style-name="P89">}'</text:p>
      <text:p text:style-name="P89"/>
      <text:p text:style-name="P89"/>
      <text:p text:style-name="P89">Utilizar el ID para actualizar los datos, sustituir el valor <text:span text:style-name="T6">22 por el id que se genero de la consulta anterior.</text:span></text:p>
      <text:p text:style-name="P90"/>
      <text:p text:style-name="P88">curl --user epvazquez:12345Nmp -XPOST "https://0f015a81ee05196b255efee81a128f42.us-east-1.aws.found.io:9243/renovacionestopup/prospeccion/22/_update?pretty" -H 'Content-Type: application/json' -d'</text:p>
      <text:p text:style-name="P88">{</text:p>
      <text:p text:style-name="P88"><text:s text:c="2"/>"doc": {</text:p>
      <text:p text:style-name="P88"><text:s text:c="4"/>"generadoUsuario_tipo_telefono": "value1",</text:p>
      <text:p text:style-name="P88"><text:s text:c="4"/>"generadoUsuario_lada_telefono": "value2",</text:p>
      <text:p text:style-name="P88"><text:s text:c="4"/>"generadoUsuario_telefono": "value3",</text:p>
      <text:p text:style-name="P88"><text:s text:c="4"/>"generadoUsuario_fecha_creacion_telefono": "04/30/2019T15:57:19"</text:p>
      <text:p text:style-name="P88"><text:s text:c="2"/>}</text:p>
      <text:p text:style-name="P88">}'</text:p>
      <text:list xml:id="list845654744344001188" text:style-name="WWNum13">
        <text:list-header>
          <text:p text:style-name="P45">Historia 22. <text:bookmark-start text:name="_Toc512265222"/>Guardar etiquetas de teléfono.<text:bookmark-end text:name="_Toc512265222"/> </text:p>
        </text:list-header>
      </text:list>
      <text:p text:style-name="P23"><text:span text:style-name="T11">Objetivo: </text:span>Actualizar las etiquetas seleccionadas e información capturada para consultarla posteriormente.</text:p>
      <text:p text:style-name="P23"/>
      <text:p text:style-name="P80">Identificar documentos que sufren cambios</text:p>
      <text:p text:style-name="P80"/>
      <text:p text:style-name="P80"/>
      <text:p text:style-name="P81">Obtener el ID del documento que se desea actualizar</text:p>
      <text:p text:style-name="P81"/>
      <text:p text:style-name="P81">curl --user epvazquez:12345Nmp -XPOST "https://0f015a81ee05196b255efee81a128f42.us-east-1.aws.found.io:9243/renovacionestopup/_search/template?&amp;pretty" -H 'Content-Type: application/json' -d'</text:p>
      <text:p text:style-name="P81">{</text:p>
      <text:p text:style-name="P81"><text:s text:c="2"/>"id":"H22_guardar_etiquetas_de_telefono",</text:p>
      <text:p text:style-name="P81"><text:s text:c="2"/>"params":{</text:p>
      <text:p text:style-name="P81"><text:s text:c="3"/>"idcliente":78403,</text:p>
      <text:p text:style-name="P81"><text:s text:c="3"/>"idcampania":"180502_9_TP_CC"</text:p>
      <text:p text:style-name="P81"><text:s text:c="2"/>}</text:p>
      <text:p text:style-name="P81">}'</text:p>
      <text:p text:style-name="P66"/>
      <text:p text:style-name="P81">Actualizar los datos requeridos con el siguiente request, se debe sustituir el valor AWNPr03RF_O_ig9TzqhG por el _id correspondiente del documento a actualizar.</text:p>
      <text:p text:style-name="P81"/>
      <text:p text:style-name="P81">curl -XPOST "https://0f015a81ee05196b255efee81a128f42.us-east-1.aws.found.io:9243/renovacionestopup/prospeccion/AWNPr03RF_O_ig9TzqhG/_update?pretty" -H 'Content-Type: application/json' -d'</text:p>
      <text:p text:style-name="P81"><text:soft-page-break/>{</text:p>
      <text:p text:style-name="P81"><text:s text:c="2"/>"doc": {</text:p>
      <text:p text:style-name="P81"><text:s text:c="6"/>"tipo_telefono_actualizados":"value11",</text:p>
      <text:p text:style-name="P81"><text:s text:c="6"/>"telefonos_actualizados":"value12",</text:p>
      <text:p text:style-name="P81"><text:s text:c="6"/>"etiqueta_contacto_telefonos_actualizados":"value13",</text:p>
      <text:p text:style-name="P81"><text:s text:c="6"/>"etiqueta_telefonos_actualizados":"value14"</text:p>
      <text:p text:style-name="P81"><text:s text:c="3"/>}</text:p>
      <text:p text:style-name="P81">}'</text:p>
      <text:p text:style-name="P28"/>
      <text:p text:style-name="P42">Historia 23. Etiquetar oferta </text:p>
      <text:p text:style-name="P31"/>
      <text:p text:style-name="P31">Objetivo: Etiquetar la oferta en con las opciones “Venta / No venta” así como motivo y detalle del motivo <text:s/>para continuar con el proceso de validación de datos. <text:s/></text:p>
      <text:p text:style-name="P27"/>
      <text:p text:style-name="P31">Consultar <text:s/>etiqueta de oferta</text:p>
      <text:p text:style-name="P31">Actualizar etiqueta de oferta</text:p>
      <text:p text:style-name="P31"/>
      <text:p text:style-name="P31">Entrada: </text:p>
      <text:list xml:id="list3431089108849413328" text:style-name="L3">
        <text:list-item>
          <text:p text:style-name="P46">id_cliente</text:p>
        </text:list-item>
        <text:list-item>
          <text:p text:style-name="P46">id_campania </text:p>
        </text:list-item>
      </text:list>
      <text:p text:style-name="P31">Salida: </text:p>
      <text:list xml:id="list7758186551556080519" text:style-name="L4">
        <text:list-item>
          <text:p text:style-name="P49">etiqueta_oferta</text:p>
        </text:list-item>
        <text:list-item>
          <text:p text:style-name="P49">motivo_oferta</text:p>
        </text:list-item>
        <text:list-item>
          <text:p text:style-name="P49">detalle_oferta</text:p>
        </text:list-item>
      </text:list>
      <text:p text:style-name="P52"/>
      <text:p text:style-name="P74">Se debe obtener el _id del documento a actualizar mediante el siguiente script</text:p>
      <text:p text:style-name="P52"/>
      <text:p text:style-name="P74">curl --user epvazquez:12345Nmp <text:s/>-XPOST "https://0f015a81ee05196b255efee81a128f42.us-east-1.aws.found.io:9243/renovacionestopup/_search/template?&amp;pretty" -H 'Content-Type: application/json' -d'</text:p>
      <text:p text:style-name="P74">{</text:p>
      <text:p text:style-name="P74"><text:s text:c="2"/>"id":"H_23_etiquetar_oferta",</text:p>
      <text:p text:style-name="P74"><text:s text:c="2"/>"params":{</text:p>
      <text:p text:style-name="P74"><text:s text:c="3"/>"idcliente":78403,</text:p>
      <text:p text:style-name="P74"><text:s text:c="3"/>"idcampania":"180502_9_TP_CC"</text:p>
      <text:p text:style-name="P74"><text:s text:c="2"/>}</text:p>
      <text:p text:style-name="P74">}'</text:p>
      <text:p text:style-name="P74"/>
      <text:p text:style-name="P74">Despues de obtener el _id del documento sustituir el valor 7 por el _id del documento que se obtuvo del script anterior.</text:p>
      <text:p text:style-name="P74"/>
      <text:p text:style-name="P76">curl --user epvazquez:12345Nmp -XPOST "https://0f015a81ee05196b255efee81a128f42.us-east-1.aws.found.io:9243/renovacionestopup/prospeccion/7/_update?pretty" -H 'Content-Type: application/json' -d'</text:p>
      <text:p text:style-name="P74">{</text:p>
      <text:p text:style-name="P74"><text:s text:c="2"/>"doc": {</text:p>
      <text:p text:style-name="P74"><text:s text:c="6"/>"etiqueta_oferta":"value600",</text:p>
      <text:p text:style-name="P74"><text:s text:c="6"/>"motivo_oferta":"value700",</text:p>
      <text:p text:style-name="P74"><text:soft-page-break/><text:s text:c="6"/>"detalle_oferta":"value800"</text:p>
      <text:p text:style-name="P74"><text:s text:c="3"/>}</text:p>
      <text:p text:style-name="P74">}'</text:p>
      <text:p text:style-name="P74"/>
      <text:p text:style-name="P32"><text:tab/></text:p>
      <text:p text:style-name="P33"><text:span text:style-name="T12">Historia 23. </text:span><text:bookmark-start text:name="_Toc512265223"/>Visualizar ofertas del prospecto.<text:bookmark-end text:name="_Toc512265223"/> </text:p>
      <text:p text:style-name="P24"><text:span text:style-name="T12">Objetivo: Consultar </text:span>ofertas del prospecto para seleccionar una de ellas</text:p>
      <text:p text:style-name="P24"/>
      <text:p text:style-name="P30">Entrada: </text:p>
      <text:list xml:id="list520785359093136513" text:style-name="L5">
        <text:list-item>
          <text:p text:style-name="P50">id_cliente</text:p>
        </text:list-item>
        <text:list-item>
          <text:p text:style-name="P50">id_campania</text:p>
        </text:list-item>
        <text:list-item>
          <text:p text:style-name="P50">flag_ruta</text:p>
        </text:list-item>
      </text:list>
      <text:p text:style-name="P29"/>
      <text:p text:style-name="P29">Salida: </text:p>
      <text:p text:style-name="P29">montoOfertaAutomatica_1</text:p>
      <text:p text:style-name="P29">numeroPagosOfertaAutomatica_1</text:p>
      <text:p text:style-name="P29">tasaOfertaAutomatica_1</text:p>
      <text:p text:style-name="P29">pagoOfertaAutomatica_1</text:p>
      <text:p text:style-name="P29"/>
      <text:p text:style-name="P29">montoOfertaAutomatica_2</text:p>
      <text:p text:style-name="P29">numeroPagosOfertaAutomatica_2</text:p>
      <text:p text:style-name="P29">tasaOfertaAutomatica_2</text:p>
      <text:p text:style-name="P29">pagoOfertaAutomatica_2</text:p>
      <text:p text:style-name="P29"/>
      <text:p text:style-name="P29">montoOfertaAutomatica_3</text:p>
      <text:p text:style-name="P29">numeroPagosOfertaAutomatica_3</text:p>
      <text:p text:style-name="P29">tasaOfertaAutomatica_3</text:p>
      <text:p text:style-name="P29">pagoOfertaAutomatica_3</text:p>
      <text:p text:style-name="P29"/>
      <text:p text:style-name="P29">montoOfertaAutomatica_4</text:p>
      <text:p text:style-name="P29">numeroPagosOfertaAutomatica_4</text:p>
      <text:p text:style-name="P29">tasaOfertaAutomatica_4</text:p>
      <text:p text:style-name="P29">pagoOfertaAutomatica_4</text:p>
      <text:p text:style-name="P29"/>
      <text:p text:style-name="P29">monto<text:span text:style-name="T13">Nueva</text:span>O<text:span text:style-name="T13">fertaAutomatica</text:span></text:p>
      <text:p text:style-name="P29">numeroPagos<text:span text:style-name="T13">Nueva</text:span>O<text:span text:style-name="T13">fertaAutomatica</text:span></text:p>
      <text:p text:style-name="P29">tasaOferta<text:span text:style-name="T13">Nueva</text:span>O<text:span text:style-name="T13">fertaAutomatica</text:span></text:p>
      <text:p text:style-name="P29">pagoOferta<text:span text:style-name="T13">Nueva</text:span>O<text:span text:style-name="T13">fertaAutomatica</text:span></text:p>
      <text:p text:style-name="P29"/>
      <text:p text:style-name="P29">montoOfertaAutomaticaMaxima_1</text:p>
      <text:p text:style-name="P29">numeroPagosOfertaAutomaticaMaxima_1</text:p>
      <text:p text:style-name="P29">tasaOfertaAutomaticaMaxima_1</text:p>
      <text:p text:style-name="P34">pagoOfertaAutomaticaMaxima_1</text:p>
      <text:p text:style-name="P32"/>
      <text:p text:style-name="P27">montoOfertaAutomaticaMaxima_2</text:p>
      <text:p text:style-name="P27">numeroPagosOfertaAutomaticaMaxima_2</text:p>
      <text:p text:style-name="P27">tasaOfertaAutomaticaMaxima_2</text:p>
      <text:p text:style-name="P27">pagoOfertaAutomaticaMaxima_2</text:p>
      <text:p text:style-name="P27"><text:soft-page-break/><text:s text:c="2"/></text:p>
      <text:p text:style-name="P27"><text:s/>montoOfertaAutomaticaMaxima_3</text:p>
      <text:p text:style-name="P27"><text:s/>numeroPagosOfertaAutomaticaMaxima_<text:span text:style-name="T14">3</text:span></text:p>
      <text:p text:style-name="P27"><text:s/>tasaOfertaAutomaticaMaxima_3</text:p>
      <text:p text:style-name="P27"><text:s/>pagoOfertaAutomaticaMaxima_3</text:p>
      <text:p text:style-name="P27"><text:s/></text:p>
      <text:p text:style-name="P27"><text:s/>montoOfertaAutomaticaMaxima_4</text:p>
      <text:p text:style-name="P27"><text:s/>numeroPagosOfertaAutomaticaMaxima_4</text:p>
      <text:p text:style-name="P27"><text:s/>tasaOfertaAutomaticaMaxima_4</text:p>
      <text:p text:style-name="P27"><text:s/>pagoOfertaAutomaticaMaxima_4</text:p>
      <text:p text:style-name="P27"/>
      <text:p text:style-name="P30">monto<text:span text:style-name="T13">Nueva</text:span>O<text:span text:style-name="T13">fertaAutomaticaMaxima</text:span></text:p>
      <text:p text:style-name="P30">numeroPagos<text:span text:style-name="T13">Nueva</text:span>O<text:span text:style-name="T13">fertaAutomaticaMaxima</text:span></text:p>
      <text:p text:style-name="P30">tasaOferta<text:span text:style-name="T13">Nueva</text:span>O<text:span text:style-name="T13">fertaAutomaticaMaxima</text:span></text:p>
      <text:p text:style-name="P30">pagoOferta<text:span text:style-name="T13">Nueva</text:span>O<text:span text:style-name="T13">fertaAutomaticaMaxima</text:span></text:p>
      <text:p text:style-name="P30"/>
      <text:p text:style-name="P30">montoOferta<text:span text:style-name="T15">RequeridoProspecto</text:span></text:p>
      <text:p text:style-name="P30">numeroPagosOferta<text:span text:style-name="T15">RequeridoProspecto</text:span></text:p>
      <text:p text:style-name="P30">tasaOferta<text:span text:style-name="T15">RequeridoProspecto</text:span></text:p>
      <text:p text:style-name="P30">pagoOferta<text:span text:style-name="T15">RequeridoProspecto</text:span></text:p>
      <text:p text:style-name="P35"/>
      <text:p text:style-name="P35"/>
      <text:p text:style-name="P35"/>
      <text:p text:style-name="P35"/>
      <text:p text:style-name="P35">ofertaSeleccionada </text:p>
      <text:p text:style-name="P35"/>
      <text:p text:style-name="P30"><text:s/><text:span text:style-name="T15">I</text:span>TA_tasa_1</text:p>
      <text:p text:style-name="P30"><text:s/>ITA_tasa_2</text:p>
      <text:p text:style-name="P30"><text:s/>ITA_tasa_3</text:p>
      <text:p text:style-name="P30"><text:s/>ITA_tasa_4</text:p>
      <text:p text:style-name="P30"><text:s/>ITA_monto</text:p>
      <text:p text:style-name="P30"><text:s/>ITA_numeroPagos_1</text:p>
      <text:p text:style-name="P30"><text:s text:c="2"/>ITA_numeroPagos_2</text:p>
      <text:p text:style-name="P30"><text:s text:c="2"/>ITA_numeroPagos_3</text:p>
      <text:p text:style-name="P30"><text:s text:c="2"/>ITA_numeroPagos_4</text:p>
      <text:p text:style-name="P30"><text:s text:c="2"/></text:p>
      <text:p text:style-name="P85"><text:span text:style-name="T23">curl --user epvazquez:12345Nmp</text:span> -XPOST "https://0f015a81ee05196b255efee81a128f42.us-east-1.aws.found.io:9243/renovacionestopup/_search/template" -H 'Content-Type: application/json' -d'</text:p>
      <text:p text:style-name="P85">{</text:p>
      <text:p text:style-name="P85"><text:s text:c="2"/>"id":"H23_visualizar_ofertas_del_prospecto",</text:p>
      <text:p text:style-name="P85"><text:s text:c="2"/>"params":{</text:p>
      <text:p text:style-name="P85"><text:s text:c="3"/>"idcliente":99999,</text:p>
      <text:p text:style-name="P85"><text:s text:c="3"/>"idcampania":"180429_4",</text:p>
      <text:p text:style-name="P85"><text:s text:c="3"/>"flagruta":1</text:p>
      <text:p text:style-name="P85"><text:s text:c="2"/>}</text:p>
      <text:p text:style-name="P85">}'</text:p>
      <text:p text:style-name="P53">Actualizar la oferta seleccionada por el usuario </text:p>
      <text:p text:style-name="P25"/>
      <text:p text:style-name="P36">Entrada:</text:p>
      <text:list xml:id="list1985895251573913383" text:style-name="L6">
        <text:list-item>
          <text:p text:style-name="P54"><text:soft-page-break/>id_cliente</text:p>
        </text:list-item>
        <text:list-item>
          <text:p text:style-name="P54">id_campania</text:p>
        </text:list-item>
      </text:list>
      <text:p text:style-name="P36">Salida:</text:p>
      <text:list xml:id="list4856038399013383508" text:style-name="L7">
        <text:list-item>
          <text:p text:style-name="P55">ofertaSeleccionada </text:p>
        </text:list-item>
      </text:list>
      <text:p text:style-name="P56"/>
      <text:p text:style-name="P85">Obtener Id del documento a actualizar</text:p>
      <text:p text:style-name="P85"/>
      <text:p text:style-name="P85"><text:span text:style-name="T4">curl --user epvazquez:12345Nmp</text:span> -XPOST "https://0f015a81ee05196b255efee81a128f42.us-east-1.aws.found.io:9243/renovacionestopup/_search/template" -H 'Content-Type: application/json' -d'</text:p>
      <text:p text:style-name="P85">{</text:p>
      <text:p text:style-name="P85"><text:s text:c="2"/>"id":"H23_IDs_renovaciones_idCl_idCam",</text:p>
      <text:p text:style-name="P85"><text:s text:c="2"/>"params":{</text:p>
      <text:p text:style-name="P85"><text:s text:c="3"/>"idcliente":99999,</text:p>
      <text:p text:style-name="P85"><text:s text:c="3"/>"idcampania":"180429_4"</text:p>
      <text:p text:style-name="P85"><text:s text:c="2"/>}</text:p>
      <text:p text:style-name="P85">}'</text:p>
      <text:p text:style-name="P86"/>
      <text:p text:style-name="P85">Una vez que se obtengas los _ids seleccionados se deben actualizar en lugar del valor “2” y el nuevo valor del campo que se desea actualizar del siguiente script:</text:p>
      <text:p text:style-name="P85"/>
      <text:p text:style-name="P85"><text:span text:style-name="T4">curl --user epvazquez:12345Nmp</text:span> -XPOST "https://0f015a81ee05196b255efee81a128f42.us-east-1.aws.found.io:9243/renovacionestopup/prospeccion/2/_update?pretty" -H 'Content-Type: application/json' -d'</text:p>
      <text:p text:style-name="P85">{</text:p>
      <text:p text:style-name="P85"><text:s text:c="2"/>"doc": {</text:p>
      <text:p text:style-name="P85"><text:s text:c="6"/>"ofertaSeleccionada":"value"</text:p>
      <text:p text:style-name="P85"><text:s text:c="3"/>}</text:p>
      <text:p text:style-name="P85">}'</text:p>
      <text:p text:style-name="P85"/>
      <text:p text:style-name="P85"/>
      <text:p text:style-name="P36">Nota: Cuando se actualice la oferta, también se debe actualizar el estado del cliente (Historia <text:span text:style-name="T17">19)</text:span></text:p>
      <text:p text:style-name="P51"><text:s text:c="2"/></text:p>
      <text:p text:style-name="P13"><text:span text:style-name="T16">Historia 32. </text:span><text:bookmark-start text:name="_Toc512873921"/>Generar número de folio.<text:bookmark-end text:name="_Toc512873921"/> <text:s/><text:span text:style-name="T18">(índice de trazabilidad) </text:span></text:p>
      <text:p text:style-name="P26"><text:span text:style-name="T16">Objetivo: Actualizar/Consultar el </text:span><text:s text:c="2"/>número de folio cuando se etiqueta la oferta para poder dar seguimiento al prospecto.</text:p>
      <text:p text:style-name="P26"/>
      <text:p text:style-name="P38">Entrada:</text:p>
      <text:list xml:id="list6854892073423462145" text:style-name="L8">
        <text:list-item>
          <text:p text:style-name="P57">id_cliente</text:p>
        </text:list-item>
        <text:list-item>
          <text:p text:style-name="P57">id_campania</text:p>
        </text:list-item>
      </text:list>
      <text:p text:style-name="P38">Salida:</text:p>
      <text:list xml:id="list8830686549867848083" text:style-name="L9">
        <text:list-item>
          <text:p text:style-name="P58">numero_solicitud</text:p>
        </text:list-item>
      </text:list>
      <text:p text:style-name="P23"/>
      <text:p text:style-name="P77">Mostrar datos</text:p>
      <text:p text:style-name="P77"/>
      <text:p text:style-name="P72">curl --user epvazquez:12345Nmp -XPOST "https://0f015a81ee05196b255efee81a128f42.us-east-1.aws.found.io:9243/trazabilidad_cliente/renovaciones/_search/template?&amp;pretty" -H 'Content-Type: application/json' -d'</text:p>
      <text:p text:style-name="P72">{</text:p>
      <text:p text:style-name="P72"><text:soft-page-break/><text:s text:c="2"/>"id":"H32_Obtener_NumeroSolicitud",</text:p>
      <text:p text:style-name="P72"><text:s text:c="3"/>"params":{</text:p>
      <text:p text:style-name="P72"><text:s text:c="3"/>"idcliente":2243,</text:p>
      <text:p text:style-name="P72"><text:s text:c="3"/>"idcampania":"12082017_TCC"</text:p>
      <text:p text:style-name="P72"><text:s text:c="2"/>}</text:p>
      <text:p text:style-name="P72">}'</text:p>
      <text:p text:style-name="P5"/>
      <text:p text:style-name="P77">Actualizar Datos</text:p>
      <text:p text:style-name="P3"/>
      <text:p text:style-name="P74">Obtener el _id del documento que se desea actualizar mediante el siguiente script</text:p>
      <text:p text:style-name="P74"/>
      <text:p text:style-name="P74">curl --user epvazquez:12345Nmp -XPOST "https://0f015a81ee05196b255efee81a128f42.us-east-1.aws.found.io:9243/trazabilidad_cliente/_search/template?&amp;pretty" -H 'Content-Type: application/json' -d'</text:p>
      <text:p text:style-name="P74">{</text:p>
      <text:p text:style-name="P74"><text:s text:c="2"/>"id":"H19_obtener_IDs_trazabilidad",</text:p>
      <text:p text:style-name="P74"><text:s text:c="2"/>"params": {</text:p>
      <text:p text:style-name="P74"><text:s text:c="4"/>"id_cliente": 2243,</text:p>
      <text:p text:style-name="P74"><text:s text:c="4"/>"id_campania": "12082017_TCC"</text:p>
      <text:p text:style-name="P74"><text:s text:c="2"/>}</text:p>
      <text:p text:style-name="P74">}'</text:p>
      <text:p text:style-name="P74"/>
      <text:p text:style-name="P74">Una vez que se localizó el _id se sustituira por el valor “AWNLYh2DF_O_ig9TvmOl” de la siguiente consulta:</text:p>
      <text:p text:style-name="P74"/>
      <text:p text:style-name="P74">curl --user epvazquez:12345Nmp -XPOST "https://0f015a81ee05196b255efee81a128f42.us-east-1.aws.found.io:9243/trazabilidad_cliente/renovaciones/<text:span text:style-name="T24">AWNLYh2DF_O_ig9TvmOl</text:span>/_update?pretty" -H 'Content-Type: application/json' -d'</text:p>
      <text:p text:style-name="P74">{</text:p>
      <text:p text:style-name="P74"><text:s text:c="2"/>"doc": {</text:p>
      <text:p text:style-name="P74"><text:s text:c="4"/>"numero_solicitud": 3</text:p>
      <text:p text:style-name="P74"><text:s text:c="2"/>}</text:p>
      <text:p text:style-name="P74">}'</text:p>
      <text:p text:style-name="P74"/>
      <text:p text:style-name="P74"/>
      <text:p text:style-name="P77">Etapa TP campaña-tipificación</text:p>
      <text:p text:style-name="P74"/>
      <text:p text:style-name="P77">Paso 1. Consulta de clientes que cumplan la regla de estatus carga igual 1</text:p>
      <text:p text:style-name="P74">Entrada:</text:p>
      <text:p text:style-name="P74"><text:s text:c="3"/>• id_cliente</text:p>
      <text:p text:style-name="P74"><text:s text:c="3"/>• id_campania</text:p>
      <text:p text:style-name="P74">Salida:</text:p>
      <text:p text:style-name="P74"><text:s text:c="3"/>• id_clientes que cumplan la reg<text:span text:style-name="T26">l</text:span>a de <text:s/>“estatus_carga” sea igual a 1 </text:p>
      <text:p text:style-name="P74"/>
      <text:p text:style-name="P74">curl --user epvazquez:12345Nmp -XPOST "https://0f015a81ee05196b255efee81a128f42.us-east-1.aws.found.io:9243/renovacionestopup/prospeccion/_search/template?&amp;pretty" -H 'Content-Type: application/json' -d'</text:p>
      <text:p text:style-name="P74">{</text:p>
      <text:p text:style-name="P74"><text:s text:c="2"/>"id": "Etapa_ListaMarketing",</text:p>
      <text:p text:style-name="P74"><text:soft-page-break/><text:s text:c="2"/>"params": {</text:p>
      <text:p text:style-name="P74"><text:s text:c="4"/>"idcampania": "180502_9_TP_CC"</text:p>
      <text:p text:style-name="P74"><text:s text:c="2"/>}</text:p>
      <text:p text:style-name="P74">}'</text:p>
      <text:p text:style-name="P74"/>
      <text:p text:style-name="P83">El script anterior regresará un nodo JSON que contiene un “key” y su valuo que hacen referencia al ID_CLIENTE y un “identify_document” que hace referencia al _id del documento, el cual será utilizado para actualizar los documentos en el paso 2.</text:p>
      <text:p text:style-name="P83"/>
      <text:p text:style-name="P78">Paso 2. Actualizar</text:p>
      <text:p text:style-name="P75"/>
      <text:p text:style-name="P75"><text:span text:style-name="T26">E</text:span>l usuario va a actualizar los siguientes campos a los clientes que resultaron del paso 1, <text:span text:style-name="T26">se debe utilizar el _id sustituyendo el valor “1” </text:span></text:p>
      <text:p text:style-name="P74"/>
      <text:p text:style-name="P74"><text:s text:c="3"/>• id_campania</text:p>
      <text:p text:style-name="P74"><text:s text:c="3"/>• fecha_inicio_campania</text:p>
      <text:p text:style-name="P74"><text:s text:c="3"/>• duracion_campania</text:p>
      <text:p text:style-name="P74"/>
      <text:p text:style-name="P83">curl -XPOST "https://0f015a81ee05196b255efee81a128f42.us-east-1.aws.found.io:9243/renovacionestopup/prospeccion/<text:span text:style-name="T25">1</text:span>/_update" -H 'Content-Type: application/json' -d'</text:p>
      <text:p text:style-name="P83">{</text:p>
      <text:p text:style-name="P83"><text:s text:c="2"/>"doc": {</text:p>
      <text:p text:style-name="P83"><text:s text:c="4"/>"id_campania": "id_campaña",</text:p>
      <text:p text:style-name="P83"><text:s text:c="4"/>"fecha_activacion_campania": "2018-05-03T13:42:20.760",</text:p>
      <text:p text:style-name="P83"><text:s text:c="4"/>"duracion_campania": 10</text:p>
      <text:p text:style-name="P83"><text:s text:c="2"/>}</text:p>
      <text:p text:style-name="P83">}'</text:p>
      <text:p text:style-name="P74"/>
      <text:p text:style-name="P74"/>
      <text:p text:style-name="P74"/>
      <text:p text:style-name="P74"/>
      <text:p text:style-name="P77">Paso 3. Consultan teléfonos de el cliente a petición</text:p>
      <text:p text:style-name="P74">Entrada :</text:p>
      <text:p text:style-name="P74"><text:s text:c="3"/>• id_cliente</text:p>
      <text:p text:style-name="P74"><text:s text:c="3"/>• id_campania</text:p>
      <text:p text:style-name="P74">Salida:</text:p>
      <text:p text:style-name="P74">SAP_telefono_1</text:p>
      <text:p text:style-name="P74">SAP_telefono_2</text:p>
      <text:p text:style-name="P74"/>
      <text:p text:style-name="P83"><text:span text:style-name="T23">curl --user epvazquez:12345Nmp</text:span> -XPOST "https://0f015a81ee05196b255efee81a128f42.us-east-1.aws.found.io:9243/renovacionestopup/_search/template" -H 'Content-Type: application/json' -d'</text:p>
      <text:p text:style-name="P83">{</text:p>
      <text:p text:style-name="P83"><text:s text:c="2"/>"id":"H20_ObtenerTelefonos_SAP",</text:p>
      <text:p text:style-name="P83"><text:s text:c="2"/>"params" : {</text:p>
      <text:p text:style-name="P83"><text:s text:c="7"/>"id_Cliente": 1802091011,</text:p>
      <text:p text:style-name="P83"><text:s text:c="7"/>"id_campania": "180502_9_TP_CC"</text:p>
      <text:p text:style-name="P83"><text:s text:c="3"/>}</text:p>
      <text:p text:style-name="P83">}'</text:p>
      <text:p text:style-name="P74"/>
      <text:p text:style-name="P78"><text:soft-page-break/>Paso 4. Actualizar teléfono <text:s/>de TP</text:p>
      <text:p text:style-name="P74">Entrada:</text:p>
      <text:p text:style-name="P74">id_cliente</text:p>
      <text:p text:style-name="P75">id_campania</text:p>
      <text:p text:style-name="P75"/>
      <text:p text:style-name="P79">Obtener el _id de los documentos a actualizar con el siguiente script</text:p>
      <text:p text:style-name="P79"/>
      <text:p text:style-name="P82">curl --user epvazquez:12345Nmp -XPOST "https://0f015a81ee05196b255efee81a128f42.us-east-1.aws.found.io:9243/renovacionestopup/_search/template?&amp;pretty" -H 'Content-Type: application/json' -d'</text:p>
      <text:p text:style-name="P82">{</text:p>
      <text:p text:style-name="P82"><text:s text:c="2"/>"id":"H22_guardar_etiquetas_de_telefono",</text:p>
      <text:p text:style-name="P82"><text:s text:c="2"/>"params":{</text:p>
      <text:p text:style-name="P82"><text:s text:c="3"/>"idcliente":78403,</text:p>
      <text:p text:style-name="P82"><text:s text:c="3"/>"idcampania":"180502_9_TP_CC"</text:p>
      <text:p text:style-name="P82"><text:s text:c="2"/>}</text:p>
      <text:p text:style-name="P82">}'</text:p>
      <text:p text:style-name="P79">Actualizar los siguientes campos con ayuda de los _id obtenidos con el script anterior y sustituir el valor 1 por el _id</text:p>
      <text:p text:style-name="P75"/>
      <text:p text:style-name="P75">Campos a actualizar:</text:p>
      <text:p text:style-name="P75">TP_telefono_tipificacacion</text:p>
      <text:p text:style-name="P74">TP_telefono_tipificacion_etiqueta</text:p>
      <text:p text:style-name="P74"/>
      <text:p text:style-name="P84">curl -XPOST "https://0f015a81ee05196b255efee81a128f42.us-east-1.aws.found.io:9243/renovacionestopup/prospeccion/1/_update" -H 'Content-Type: application/json' -d'</text:p>
      <text:p text:style-name="P84">{</text:p>
      <text:p text:style-name="P84"><text:s text:c="2"/>"TP_telefono_tipificacacion": 1,</text:p>
      <text:p text:style-name="P84"><text:s text:c="2"/>"TP_telefono_tipificacion_etiqueta": "etiqueta_tp_ejemplo"</text:p>
      <text:p text:style-name="P84">}'</text:p>
      <text:p text:style-name="P84"/>
      <text:p text:style-name="P84"/>
      <text:p text:style-name="P84"/>
      <text:p text:style-name="P84"/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94cm" fo:margin-bottom="0.212cm" loext:contextual-spacing="false" fo:text-align="start" style:justify-single-word="false" fo:keep-with-next="always"/>
      <style:text-properties fo:font-size="14pt" fo:font-weight="bold" style:font-size-asian="14pt" style:font-weight-asian="bold"/>
    </style:style>
    <style:style style:name="Estilo4" style:family="paragraph" style:parent-style-name="Heading_20_2" style:default-outline-level="" style:list-style-name="">
      <style:paragraph-properties fo:text-align="justify" style:justify-single-word="false"/>
      <style:text-properties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number text:level="1" style:num-prefix="Historia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prefix="Historia " style:num-suffix="." style:num-format="1" text:start-value="24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Historia " style:num-suffix="." style:num-format="1" text:start-value="24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Historia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0:11:29.047818543</meta:creation-date>
    <dc:date>2018-05-11T16:14:55.233230599</dc:date>
    <meta:editing-duration>P1DT7H15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4" meta:paragraph-count="488" meta:word-count="1498" meta:character-count="17375" meta:non-whitespace-character-count="14583"/>
  </office:meta>
</office:document-meta>
</file>